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5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4.5cm" svg:height="17.339cm" svg:x="2cm" svg:y="2cm">
          <draw:text-box>
            <text:p>1. find the incorrect word(s)</text:p>
            <text:p/>
            <text:p><text:tab/>a. I <text:span text:style-name="T1">went</text:span> <text:span text:style-name="T1">to</text:span> Hongkong <text:span text:style-name="T1">by</text:span> <text:span text:style-name="T1">fast</text:span> speed train.</text:p>
            <text:p/>
            <text:p><text:tab/>b. The music <text:span text:style-name="T1">played</text:span> <text:span text:style-name="T1">by</text:span> the school <text:span text:style-name="T1">band</text:span> sounds <text:span text:style-name="T1">well</text:span>.</text:p>
            <text:p/>
            <text:p><text:tab/>c. That name <text:span text:style-name="T1">reminded</text:span> me <text:span text:style-name="T1">that</text:span> a friend I <text:span text:style-name="T1">knew</text:span> <text:span text:style-name="T1">years</text:span> ago.</text:p>
            <text:p/>
            <text:p><text:tab/>d. - <text:span text:style-name="T1">How many</text:span> <text:span text:style-name="T1">is</text:span> the population <text:span text:style-name="T2">of</text:span> the town?</text:p>
            <text:p><text:tab/> <text:s text:c="3"/>- Over 20,000. And a third of the <text:span text:style-name="T1">population</text:span> <text:span text:style-name="T1">are</text:span> workers of the car factory.</text:p>
            <text:p/>
            <text:p>2. what the differece between the two expressions.</text:p>
            <text:p/>
            <text:p><text:tab/>a. How are you? / How do you do?</text:p>
            <text:p/>
            <text:p><text:tab/>b. Good evening. / Good night.</text:p>
            <text:p/>
            <text:p><text:tab/>c. Nice to meet you. / Nice meeting you.</text:p>
            <text:p/>
            <text:p><text:tab/>d. stop to do / stop doing</text:p>
            <text:p/>
            <text:p>3. How do you respond to “How are you?”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20.075cm" svg:height="8.796cm" svg:x="3.977cm" svg:y="6.098cm">
          <draw:text-box>
            <text:p text:style-name="P1">下列英语划线单词用法哪个是错误的</text:p>
            <text:p text:style-name="P1"/>
            <text:p text:style-name="P1"/>
            <text:p text:style-name="P1">1. The <text:span text:style-name="T1">school</text:span> is <text:span text:style-name="T1">closed</text:span> because <text:span text:style-name="T1">of</text:span> there is a rain <text:span text:style-name="T1">storm</text:span> tomorrow.</text:p>
            <text:p text:style-name="P1"/>
            <text:p text:style-name="P1">2. I look <text:span text:style-name="T1">forward</text:span> to <text:span text:style-name="T1">talk</text:span> to you about the <text:span text:style-name="T1">plan</text:span> of the trip to <text:span text:style-name="T1">Canada</text:span>.</text:p>
            <text:p text:style-name="P1"/>
            <text:p text:style-name="P1">3. Suya <text:span text:style-name="T2">was</text:span> <text:span text:style-name="T1">tiring</text:span> <text:span text:style-name="T1">after</text:span> she<text:span text:style-name="T2"> </text:span><text:span text:style-name="T1">finished</text:span> her <text:span text:style-name="T1">homework</text:span>.</text:p>
            <text:p text:style-name="P1"/>
            <text:p text:style-name="P1">4. James <text:span text:style-name="T1">went</text:span> <text:span text:style-name="T1">to</text:span> home <text:span text:style-name="T1">at</text:span> 9 <text:span text:style-name="T1">pm</text:span> last night.</text:p>
            <text:p text:style-name="P1"/>
            <text:p text:style-name="P1">5. The <text:span text:style-name="T1">ocean</text:span> between China <text:span text:style-name="T1">to</text:span> the United States is called <text:span text:style-name="T3">the</text:span> <text:span text:style-name="T1">Pacific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M4S</meta:editing-duration>
    <meta:editing-cycles>9</meta:editing-cycles>
    <meta:generator>OpenOffice/4.1.15$Win32 OpenOffice.org_project/4115m2$Build-9813</meta:generator>
    <dc:date>2025-11-25T18:44:39.01</dc:date>
    <dc:creator>Eric Zhang</dc:creator>
    <meta:document-statistic meta:object-count="27"/>
  </office:meta>
</office:document-meta>
</file>